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style:font-size-asian="9pt" style:font-size-complex="9pt"/>
    </style:style>
    <style:style style:name="P2" style:family="paragraph" style:parent-style-name="Footer">
      <style:paragraph-properties fo:text-align="justify" style:justify-single-word="false"/>
      <style:text-properties style:font-name="Arial" fo:font-size="16pt"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Header">
      <style:paragraph-properties fo:text-align="center"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text-properties fo:color="#000000" style:font-name="Arial"/>
    </style:style>
    <style:style style:name="P6" style:family="paragraph" style:parent-style-name="Heading">
      <style:paragraph-properties fo:break-before="page"/>
    </style:style>
    <style:style style:name="P7" style:family="paragraph" style:parent-style-name="Heading">
      <style:paragraph-properties fo:text-align="center" style:justify-single-word="false"/>
      <style:text-properties style:font-name="Arial" fo:font-size="40pt" fo:font-weight="bold" officeooo:rsid="00024cf2" officeooo:paragraph-rsid="00024cf2" style:font-size-asian="40pt" style:font-weight-asian="bold" style:font-size-complex="40pt" style:font-weight-complex="bold"/>
    </style:style>
    <style:style style:name="P8" style:family="paragraph" style:parent-style-name="Text_20_body">
      <style:text-properties officeooo:rsid="0002a1a5" officeooo:paragraph-rsid="00068483"/>
    </style:style>
    <style:style style:name="P9" style:family="paragraph" style:parent-style-name="Text_20_body">
      <style:text-properties officeooo:rsid="0003672d" officeooo:paragraph-rsid="0003672d"/>
    </style:style>
    <style:style style:name="P10" style:family="paragraph" style:parent-style-name="Text_20_body">
      <style:text-properties officeooo:paragraph-rsid="0003672d"/>
    </style:style>
    <style:style style:name="P11" style:family="paragraph" style:parent-style-name="Text_20_body">
      <style:text-properties officeooo:rsid="0004dbc7" officeooo:paragraph-rsid="0004dbc7"/>
    </style:style>
    <style:style style:name="P12" style:family="paragraph" style:parent-style-name="Text_20_body">
      <style:text-properties officeooo:rsid="00068483" officeooo:paragraph-rsid="00068483"/>
    </style:style>
    <style:style style:name="P13" style:family="paragraph" style:parent-style-name="Text_20_body">
      <style:text-properties officeooo:paragraph-rsid="00068483"/>
    </style:style>
    <style:style style:name="P14" style:family="paragraph" style:parent-style-name="Text_20_body">
      <style:text-properties officeooo:rsid="0006eafc" officeooo:paragraph-rsid="0006eafc"/>
    </style:style>
    <style:style style:name="P15" style:family="paragraph" style:parent-style-name="Text_20_body">
      <style:text-properties officeooo:rsid="000718b8" officeooo:paragraph-rsid="000718b8"/>
    </style:style>
    <style:style style:name="P16" style:family="paragraph" style:parent-style-name="Standard" style:master-page-name="Page_20_vide">
      <style:paragraph-properties style:page-number="auto" fo:break-before="page"/>
      <style:text-properties fo:color="#000000" style:font-name="Arial"/>
    </style:style>
    <style:style style:name="P17" style:family="paragraph" style:parent-style-name="Heading" style:master-page-name="First_20_Page">
      <style:paragraph-properties fo:text-align="center" style:justify-single-word="false" style:page-number="auto"/>
      <style:text-properties style:font-name="Arial" officeooo:rsid="00024cf2" officeooo:paragraph-rsid="00024cf2"/>
    </style:style>
    <style:style style:name="P18" style:family="paragraph" style:parent-style-name="Text_20_body">
      <style:text-properties officeooo:rsid="0004dbc7" officeooo:paragraph-rsid="0004dbc7"/>
    </style:style>
    <style:style style:name="P19" style:family="paragraph" style:parent-style-name="Text_20_body">
      <style:text-properties officeooo:rsid="00068483" officeooo:paragraph-rsid="00068483"/>
    </style:style>
    <style:style style:name="P20" style:family="paragraph" style:parent-style-name="Text_20_body">
      <style:text-properties officeooo:rsid="00068483" officeooo:paragraph-rsid="000cbb35"/>
    </style:style>
    <style:style style:name="P21" style:family="paragraph" style:parent-style-name="Text_20_body">
      <style:text-properties officeooo:rsid="000e2539" officeooo:paragraph-rsid="000e2539"/>
    </style:style>
    <style:style style:name="P22" style:family="paragraph" style:parent-style-name="Text_20_body">
      <style:text-properties officeooo:rsid="000eebd9" officeooo:paragraph-rsid="000eebd9"/>
    </style:style>
    <style:style style:name="P23" style:family="paragraph" style:parent-style-name="Heading_20_2">
      <style:text-properties officeooo:rsid="0003672d" officeooo:paragraph-rsid="0003672d"/>
    </style:style>
    <style:style style:name="P24" style:family="paragraph" style:parent-style-name="Heading_20_2">
      <style:text-properties officeooo:rsid="00068483" officeooo:paragraph-rsid="00068483"/>
    </style:style>
    <style:style style:name="P25" style:family="paragraph" style:parent-style-name="Heading_20_1">
      <style:text-properties officeooo:paragraph-rsid="0003672d"/>
    </style:style>
    <style:style style:name="P26" style:family="paragraph" style:parent-style-name="Heading_20_1">
      <style:text-properties officeooo:paragraph-rsid="0004dbc7"/>
    </style:style>
    <style:style style:name="P27" style:family="paragraph" style:parent-style-name="Heading_20_1">
      <style:paragraph-properties fo:break-before="page"/>
      <style:text-properties officeooo:rsid="0003672d" officeooo:paragraph-rsid="0003672d"/>
    </style:style>
    <style:style style:name="P28" style:family="paragraph" style:parent-style-name="Contents_20_Heading">
      <style:paragraph-properties fo:break-before="page"/>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24cf2"/>
    </style:style>
    <style:style style:name="T2" style:family="text">
      <style:text-properties officeooo:rsid="0003672d"/>
    </style:style>
    <style:style style:name="T3" style:family="text">
      <style:text-properties officeooo:rsid="00068483"/>
    </style:style>
    <style:style style:name="T4" style:family="text">
      <style:text-properties officeooo:rsid="0008ad47"/>
    </style:style>
    <style:style style:name="T5" style:family="text">
      <style:text-properties officeooo:rsid="00091596"/>
    </style:style>
    <style:style style:name="T6" style:family="text">
      <style:text-properties officeooo:rsid="000cbb35"/>
    </style:style>
    <style:style style:name="T7" style:family="text">
      <style:text-properties officeooo:rsid="000eebd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ahier des charges</text:p>
      <text:p text:style-name="P7">Nom</text:p>
      <text:p text:style-name="P16"/>
      <text:p text:style-name="P6">Remerciement </text:p>
      <text:p text:style-name="Text_20_body">Nous souhaitons remercier M. <text:span text:style-name="T1">Makhoul</text:span> pour </text:p>
      <text:table-of-content text:style-name="Sect1" text:protected="true"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8">Sommaire</text:p>
          </text:index-title>
          <text:p text:style-name="P30">1 Descriptif du projet<text:tab/>5</text:p>
          <text:p text:style-name="P29">1.1 Génèse du groupe<text:tab/>5</text:p>
          <text:p text:style-name="P29">1.2 Description du projet<text:tab/>5</text:p>
          <text:p text:style-name="P29">1.3 Définition des règles<text:tab/>5</text:p>
          <text:p text:style-name="P30">2 Objectif:<text:tab/>6</text:p>
          <text:p text:style-name="P29">2.1 Partie developpement<text:tab/>6</text:p>
          <text:p text:style-name="P29">2.2 Partie base de donnée<text:tab/>6</text:p>
          <text:p text:style-name="P29">2.3 Partie affichage<text:tab/>6</text:p>
          <text:p text:style-name="P30">3 Structure du projet<text:tab/>6</text:p>
          <text:p text:style-name="P29">3.1 Choix techniques<text:tab/>6</text:p>
          <text:p text:style-name="P29">3.2 MVC<text:tab/>6</text:p>
          <text:p text:style-name="P29">3.3 MCD<text:tab/>6</text:p>
          <text:p text:style-name="P30">4 Repartition des tâches<text:tab/>7</text:p>
          <text:p text:style-name="P30">5 Realisation<text:tab/>7</text:p>
          <text:p text:style-name="P29">5.1 Model<text:tab/>7</text:p>
          <text:p text:style-name="P29">5.2 vue<text:tab/>7</text:p>
          <text:p text:style-name="P29">5.3 Controleur<text:tab/>7</text:p>
          <text:p text:style-name="P30">6 Difficulté rencontrées<text:tab/>7</text:p>
          <text:p text:style-name="P30">7 Amélioration possible<text:tab/>7</text:p>
          <text:p text:style-name="P30">8 Conclusion<text:tab/>8</text:p>
        </text:index-body>
      </text:table-of-content>
      <text:p text:style-name="P5"/>
      <text:h text:style-name="P27" text:outline-level="1">Descriptif du projet</text:h>
      <text:h text:style-name="P23" text:outline-level="2">Génèse du groupe</text:h>
      <text:p text:style-name="P12">Notre groupe s'est formé par les affinités que nous avions développé au cours de notre première année à l'IUT de Belfort-Montbéliard. Ce projet était donc l'occasion de se réunir pour travailler ensemble.</text:p>
      <text:p text:style-name="P14">Notre groupe est donc composé de :</text:p>
      <text:p text:style-name="P14">- Raphaël RAGOOMUNDUN</text:p>
      <text:p text:style-name="P14">- Florian VAISSIERE</text:p>
      <text:p text:style-name="P14">- Melvin SCHLIER</text:p>
      <text:p text:style-name="P14">- Léo PETIT</text:p>
      <text:p text:style-name="P14">- Bastien CHANEZ</text:p>
      <text:p text:style-name="P14">Une amitié avait déjà été noué entre Bastien, Léo et Melvin et à l'occasion de se projet qui devait fonctionner par groupe de cinq personnes, Florian ainsi que Raphaël nous ont rejoind pour compéter le groupe <text:span text:style-name="T5">et former de nouveaux liens</text:span>.</text:p>
      <text:h text:style-name="P23" text:outline-level="2">Description du projet</text:h>
      <text:p text:style-name="P15">L'idée de notre projet <text:span text:style-name="T4">s</text:span>'est précisé au file du temps pour devenir <text:span text:style-name="T5">se qu'elle est</text:span> aujourd'hui, c'est à dire, la réalisation d'un RPG (Role Play Game), qui est venu en s'inspirant du jeu Rogue Legacy et de notre expérience sur les jeux vidéo, un Rogue-like.</text:p>
      <text:h text:style-name="P23" text:outline-level="2">Définition des règles</text:h>
      <text:p text:style-name="P20"><text:span text:style-name="T6">Nous controlons un personnage qui bouge dans un environnement composé d'une zone fixe, sans danger où il y a diverse échoppes qui permettre d'acheter, équipement, armes et potion et d'un donjon composé de niveaux qui sont généré aléatoirement (et change à chaque changement de niveau) où prolifèrent les monstres et objets. Notre personnage à la suite de combats contre des monstres on peut gagner objets, or et expérience et à terme on peut monter de niveau et ainsi attribuer des points en concentration, intelligence, resistance ou force pour les augmenter caracteristiques (vie, mana, armure, degats). Si notre personnage subit trop de dégats des monstres, il peut se regénérer grâce et différentes potions de vie et pareillement pour la mana qui sert à utiliser des sortilèges. De plus pour <text:s/>resister aux attaques dévastatrices des monstres, notre héro possède des équipements et une arme qui sont amélioré respectivement par la resistance et la force.</text:span></text:p>
      <text:p text:style-name="P21"><text:soft-page-break/>Si notre aventurier meurt, il est soigné à l'auberge ou il vit et il peut déposer des objets pour être moins lourd.</text:p>
      <text:p text:style-name="P10"/>
      <text:h text:style-name="P25" text:outline-level="1">Objectif:</text:h>
      <text:h text:style-name="P23" text:outline-level="2">Partie developpement</text:h>
      <text:p text:style-name="P9"><text:s/>Créer un jeu de type RPG/Rogue-like c'est à dire avoir un hero qui pourrais évoluer au sein d'un donjon ou se</text:p>
      <text:p text:style-name="P9">trouverais des monstres. Notre héro évoluerais en franchissant les niveaux du donjon qui seraient implémentés via une génération aléatoire pour des niveaux du donjon.</text:p>
      <text:h text:style-name="P23" text:outline-level="2">Partie base de donnée</text:h>
      <text:p text:style-name="P11">Le contenu de la bdd</text:p>
      <text:h text:style-name="Heading_20_2" text:outline-level="2">Partie <text:span text:style-name="T2">a</text:span>ffichage</text:h>
      <text:p text:style-name="P11">Vue mockup/dessin</text:p>
      <text:h text:style-name="Heading_20_1" text:outline-level="1">Structure du projet</text:h>
      <text:h text:style-name="P24" text:outline-level="2">Choix techniques</text:h>
      <text:p text:style-name="P12"><text:span text:style-name="T7">Pour ce projet nous utiliserons le langage Java avec la bibliothèque Swing, nous travaillerons sous </text:span>IDEA.</text:p>
      <text:p text:style-name="P22">Pour structurer notre projet et nos objectifs nous travaillons sur l'outil en ligne Trello.</text:p>
      <text:p text:style-name="P22">Pour le versionning de notre projet et le partage, GitHub sera de mise.</text:p>
      <text:p text:style-name="P22">Pour les graphysme Photoshop et cinéma4D seront là pour nous aider.</text:p>
      <text:h text:style-name="Heading_20_2" text:outline-level="2">MVC</text:h>
      <text:h text:style-name="Heading_20_2" text:outline-level="2">MCD</text:h>
      <text:p text:style-name="P13"/>
      <text:h text:style-name="P26" text:outline-level="1">Repartition des tâches</text:h>
      <text:p text:style-name="P11">(gantt annexe)</text:p>
      <text:p text:style-name="P12">- première partie de la création de la vue fait le 29 septembre 2016</text:p>
      <text:p text:style-name="P12"><text:soft-page-break/>- controleur réalisé entre le 29 et 30 septembre 2016</text:p>
      <text:p text:style-name="P12">- principe MVC fonctionnelle le 1 octobre 2016</text:p>
      <text:p text:style-name="P12">- déplacement du personnage du 30 au 2 septembre 2016</text:p>
      <text:p text:style-name="P12">- découpage et gestion du sprite du personnage 2 septembre au 3 septembre 2016</text:p>
      <text:p text:style-name="P12">- correction et optimisation 3 septembre au 6 septembre 2016</text:p>
      <text:p text:style-name="P12">- cahier des charge terminé pour le 13 octobre 2016</text:p>
      <text:h text:style-name="Heading_20_1" text:outline-level="1">Realisation</text:h>
      <text:h text:style-name="Heading_20_2" text:outline-level="2">Model</text:h>
      <text:h text:style-name="Heading_20_2" text:outline-level="2">vue </text:h>
      <text:h text:style-name="Heading_20_2" text:outline-level="2">Controleur</text:h>
      <text:p text:style-name="Text_20_body"/>
      <text:h text:style-name="Heading_20_1" text:outline-level="1">Difficulté rencontré<text:span text:style-name="T3">es</text:span></text:h>
      <text:p text:style-name="P8">- Gestion de l'utilisation de java et BDD ensemble.</text:p>
      <text:p text:style-name="P8">- Gestion des annimations.</text:p>
      <text:p text:style-name="P8">- Création d'une IA.</text:p>
      <text:p text:style-name="P8">- Tile maping (chiffre &lt;0 = non collision, chiffre 0&lt; x &lt; 100 collision, chiffre 100 &lt; x &lt; 200 cassable).</text:p>
      <text:p text:style-name="P8">- Inventaire du personnage.</text:p>
      <text:h text:style-name="Heading_20_1" text:outline-level="1">Amélioration possible </text:h>
      <text:p text:style-name="P12">- Amélioration armes et armures (ex:enchantement, poison)</text:p>
      <text:p text:style-name="P12">- Rajouter des classes de personnages donc des spells</text:p>
      <text:p text:style-name="P12">- des ajouts de foncionnalités dans la ville (batiment, ...)</text:p>
      <text:p text:style-name="P12">- personnalisation du personnage</text:p>
      <text:p text:style-name="P12">- objet divers (composant)</text:p>
      <text:p text:style-name="P12">- création d'item (armure, arme, potion, ...)</text:p>
      <text:p text:style-name="P12">- mode multijoueur (lan)</text:p>
      <text:p text:style-name="P12"><text:soft-page-break/>- ajout de races (avec spé fonction race donc modification des multiplicateurs de dommage et résistance)</text:p>
      <text:p text:style-name="P12">- ajout de types de monstres ( des types de degats et de resistances: feu, eau, vent, physiques,...)</text:p>
      <text:p text:style-name="P12">- fenetre popup / ou dans le decort de l'aide</text:p>
      <text:h text:style-name="Heading_20_1" text:outline-level="1">Conclusion</text:h>
      <text:p text:style-name="P12">Ce projet reste un défis de taille par sa complexité et par sa non limite qui peut décourager, il faudra donc</text:p>
      <text:p text:style-name="P12"><text:s text:c="4"/>progresser étape par étape en suivant un rithme précit tout en s'organis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3cm" fo:margin-bottom="0.101cm" loext:contextual-spacing="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style:font-size-asian="9pt" style:font-size-complex="9pt"/>
    </style:style>
    <style:style style:name="MP2" style:family="paragraph" style:parent-style-name="Header">
      <style:paragraph-properties fo:text-align="center" style:justify-single-word="false"/>
      <style:text-properties style:font-name="Arial" fo:font-size="12pt"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1.561cm" fo:margin-bottom="1.9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0</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Jeremy RENAUD, Léo PETIT, Melvin SCHLIER, Nathan PRETOT </text:p>
      </style:header>
      <style:footer>
        <text:p text:style-name="MP3">2016-2017</text:p>
      </style:footer>
    </style:master-page>
    <style:master-page style:name="Page_20_vide" style:display-name="Page vide" style:page-layout-name="Mpm4"/>
    <style:master-page style:name="Sommaire" style:page-layout-name="Mpm4"/>
    <style:master-page style:name="Annexe" style:page-layout-name="Mpm5" style:next-style-name="Index"/>
    <style:master-page style:name="Landscape" style:page-layout-name="Mpm6" style:next-style-name="Index">
      <style:footer>
        <text:p text:style-name="MP4"><text:page-number text:select-page="current">0</text:page-number></text:p>
      </style:footer>
    </style:master-page>
    <style:master-page style:name="Index" style:page-layout-name="Mpm7">
      <style:footer>
        <text:p text:style-name="MP4"><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1H5M54S</meta:editing-duration>
    <meta:editing-cycles>10</meta:editing-cycles>
    <meta:generator>LibreOffice/4.3.3.2$Linux_X86_64 LibreOffice_project/430m0$Build-2</meta:generator>
    <dc:title>Rapport</dc:title>
    <meta:initial-creator>Bastien CHANEZ</meta:initial-creator>
    <dc:date>2016-10-04T20:14:29.082160843</dc:date>
    <dc:creator>Bastien </dc:creator>
    <meta:document-statistic meta:table-count="0" meta:image-count="0" meta:object-count="0" meta:page-count="8" meta:paragraph-count="94" meta:word-count="828" meta:character-count="4837" meta:non-whitespace-character-count="4091"/>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